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]*[.G1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2]*[.G2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3]*[.G3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4]*[.G4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5]*[.G5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6]*[.G6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7]*[.G7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8]*[.G8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9]*[.G9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0]*[.G10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1]*[.G11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2]*[.G12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3]*[.G13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4]*[.G14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5]*[.G15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6]*[.G16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7]*[.G17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8]*[.G18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19]*[.G19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20]*[.G20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21]*[.G21]"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panya1</text:p>
          </table:table-cell>
          <table:table-cell office:value-type="float" office:value="11122015" calcext:value-type="float">
            <text:p>11122015</text:p>
          </table:table-cell>
          <table:table-cell office:value-type="float" office:value="1102013" calcext:value-type="float">
            <text:p>1102013</text:p>
          </table:table-cell>
          <table:table-cell office:value-type="float" office:value="9" calcext:value-type="float">
            <text:p>9</text:p>
          </table:table-cell>
          <table:table-cell office:value-type="float" office:value="0.21" calcext:value-type="float">
            <text:p>0.21</text:p>
          </table:table-cell>
          <table:table-cell table:formula="of:=[.F22]*[.G22]" office:value-type="float" office:value="1.89" calcext:value-type="float">
            <text:p>1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23]*[.G23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24]*[.G24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25]*[.G25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26]*[.G26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27]*[.G2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28]*[.G28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29]*[.G29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0]*[.G30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1]*[.G3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2]*[.G32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3]*[.G33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4]*[.G34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5]*[.G35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6]*[.G36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7]*[.G37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8]*[.G38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39]*[.G39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40]*[.G40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41]*[.G41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42]*[.G42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43]*[.G43]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panya2</text:p>
          </table:table-cell>
          <table:table-cell office:value-type="float" office:value="11052016" calcext:value-type="float">
            <text:p>11052016</text:p>
          </table:table-cell>
          <table:table-cell office:value-type="float" office:value="1102012" calcext:value-type="float">
            <text:p>110201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[.F44]*[.G44]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45]*[.G45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46]*[.G46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47]*[.G47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48]*[.G48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49]*[.G49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0]*[.G50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1]*[.G51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2]*[.G52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3]*[.G53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4]*[.G54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5]*[.G55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6]*[.G56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7]*[.G57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8]*[.G58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59]*[.G59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60]*[.G60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61]*[.G61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62]*[.G62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63]*[.G63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64]*[.G64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65]*[.G65]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panya3</text:p>
          </table:table-cell>
          <table:table-cell office:value-type="float" office:value="11092017" calcext:value-type="float">
            <text:p>11092017</text:p>
          </table:table-cell>
          <table:table-cell office:value-type="float" office:value="1102011" calcext:value-type="float">
            <text:p>1102011</text:p>
          </table:table-cell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 table:formula="of:=[.F66]*[.G66]"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67]*[.G67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68]*[.G68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69]*[.G69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0]*[.G70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1]*[.G71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2]*[.G72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3]*[.G73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4]*[.G74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5]*[.G75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6]*[.G76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7]*[.G77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8]*[.G78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79]*[.G79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80]*[.G80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81]*[.G81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82]*[.G82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83]*[.G83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84]*[.G84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85]*[.G85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86]*[.G86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87]*[.G87]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mpanya4</text:p>
          </table:table-cell>
          <table:table-cell office:value-type="float" office:value="11052018" calcext:value-type="float">
            <text:p>11052018</text:p>
          </table:table-cell>
          <table:table-cell office:value-type="float" office:value="1102010" calcext:value-type="float">
            <text:p>11020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[.F88]*[.G88]"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2:41:14.914463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12:49:08.392439640</dc:date>
    <meta:editing-duration>P0D</meta:editing-duration>
    <meta:editing-cycles>1</meta:editing-cycles>
    <meta:document-statistic meta:table-count="1" meta:cell-count="792" meta:object-count="0"/>
  </office:meta>
</office:document-meta>
</file>